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-color="#f6f9d4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fill-color="#f6f9d4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64cm" fo:min-width="0.91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14cm" fo:min-width="0.864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cm" draw:marker-start="Arrow" draw:marker-start-width="0.375cm" draw:marker-end="Arrow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3cm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gr16" style:family="graphic" style:parent-style-name="objectwithoutfill">
      <style:graphic-properties svg:stroke-width="0.03cm" draw:marker-start-width="0.245cm" draw:marker-end="Arrow" draw:marker-end-width="0.345cm" draw:fill="solid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03cm"/>
      <style:paragraph-properties style:writing-mode="lr-tb"/>
    </style:style>
    <style:style style:name="gr18" style:family="graphic" style:parent-style-name="standard">
      <style:graphic-properties svg:stroke-width="0.03cm" svg:stroke-color="#666666" draw:marker-start-width="0.245cm" draw:marker-end-width="0.245cm" draw:fill="none" draw:textarea-horizontal-align="justify" draw:textarea-vertical-align="middle" draw:auto-grow-height="false" fo:min-height="1.872cm" fo:min-width="1.622cm" fo:padding-top="0.14cm" fo:padding-bottom="0.14cm" fo:padding-left="0.265cm" fo:padding-right="0.265cm"/>
      <style:paragraph-properties style:writing-mode="lr-tb"/>
    </style:style>
    <style:style style:name="gr19" style:family="graphic" style:parent-style-name="standard">
      <style:graphic-properties svg:stroke-width="0.03cm" svg:stroke-color="#666666" draw:marker-start-width="0.245cm" draw:marker-end-width="0.245cm" draw:fill="none" draw:textarea-horizontal-align="justify" draw:textarea-vertical-align="middle" draw:auto-grow-height="false" fo:min-height="1.842cm" fo:min-width="1.592cm" fo:padding-top="0.14cm" fo:padding-bottom="0.14cm" fo:padding-left="0.265cm" fo:padding-right="0.265cm"/>
      <style:paragraph-properties style:writing-mode="lr-tb"/>
    </style:style>
    <style:style style:name="gr20" style:family="graphic" style:parent-style-name="objectwithoutfill">
      <style:graphic-properties svg:stroke-width="0.03cm" draw:marker-start-width="0.245cm" draw:marker-end="Linienspitzen_20_2" draw:marker-end-width="0.345cm" draw:fill="solid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03cm" draw:marker-start-width="0.245cm" draw:marker-end="Linienspitzen_20_3" draw:marker-end-width="0.345cm" draw:fill="solid" draw:textarea-vertical-align="middle" fo:padding-top="0.14cm" fo:padding-bottom="0.14cm" fo:padding-left="0.265cm" fo:padding-right="0.265cm"/>
    </style:style>
    <style:style style:name="gr22" style:family="graphic" style:parent-style-name="objectwithoutfill">
      <style:graphic-properties svg:stroke-width="0.03cm" draw:marker-start-width="0.245cm" draw:marker-end="Linienspitzen_20_4" draw:marker-end-width="0.345cm" draw:fill="solid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draw:marker-start-width="0.245cm" draw:marker-end="Linienspitzen_20_5" draw:marker-end-width="0.345cm" draw:fill="solid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draw:marker-start-width="0.245cm" draw:marker-end="Linienspitzen_20_6" draw:marker-end-width="0.345cm" draw:fill="solid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3cm" draw:marker-start-width="0.245cm" draw:marker-end="Linienspitzen_20_7" draw:marker-end-width="0.345cm" draw:fill="solid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28" style:family="graphic" style:parent-style-name="standard">
      <style:graphic-properties draw:fill-color="#f6f9d4" draw:textarea-horizontal-align="justify" draw:textarea-vertical-align="middle" draw:auto-grow-height="false" fo:min-height="0.75cm" fo:min-width="3.5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objectwithoutfill">
      <style:graphic-properties svg:stroke-width="0.03cm" draw:marker-start-width="0.245cm" draw:marker-end="Linienspitzen_20_8" draw:marker-end-width="0.345cm" draw:fill="solid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54cm" fo:min-width="0.404cm"/>
    </style:style>
    <style:style style:name="gr33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.464cm" fo:min-width="0.214cm" fo:padding-top="0.14cm" fo:padding-bottom="0.14cm" fo:padding-left="0.265cm" fo:padding-right="0.265cm"/>
    </style:style>
    <style:style style:name="gr34" style:family="graphic" style:parent-style-name="standard">
      <style:graphic-properties draw:textarea-horizontal-align="justify" draw:textarea-vertical-align="middle" draw:auto-grow-height="false" fo:min-height="0.676cm" fo:min-width="0.426cm"/>
    </style:style>
    <style:style style:name="gr35" style:family="graphic" style:parent-style-name="objectwithoutfill">
      <style:graphic-properties svg:stroke-width="0.03cm" draw:marker-start-width="0.245cm" draw:marker-end="Linienspitzen_20_17" draw:marker-end-width="0.345cm" draw:fill="solid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03cm" draw:marker-start-width="0.245cm" draw:marker-end="Linienspitzen_20_18" draw:marker-end-width="0.345cm" draw:fill="solid" draw:textarea-vertical-align="middle" fo:padding-top="0.14cm" fo:padding-bottom="0.14cm" fo:padding-left="0.265cm" fo:padding-right="0.265cm"/>
    </style:style>
    <style:style style:name="gr37" style:family="graphic" style:parent-style-name="objectwithoutfill">
      <style:graphic-properties svg:stroke-width="0.03cm" draw:marker-start-width="0.245cm" draw:marker-end="Linienspitzen_20_19" draw:marker-end-width="0.345cm" draw:fill="solid" draw:textarea-vertical-align="middle" fo:padding-top="0.14cm" fo:padding-bottom="0.14cm" fo:padding-left="0.265cm" fo:padding-right="0.265cm"/>
    </style:style>
    <style:style style:name="gr38" style:family="graphic" style:parent-style-name="objectwithoutfill">
      <style:graphic-properties svg:stroke-width="0.03cm" draw:marker-start-width="0.245cm" draw:marker-end="Linienspitzen_20_20" draw:marker-end-width="0.345cm" draw:fill="solid" draw:textarea-vertical-align="middle" fo:padding-top="0.14cm" fo:padding-bottom="0.14cm" fo:padding-left="0.265cm" fo:padding-right="0.265cm"/>
    </style:style>
    <style:style style:name="gr39" style:family="graphic" style:parent-style-name="objectwithoutfill">
      <style:graphic-properties svg:stroke-width="0.03cm" draw:marker-start-width="0.245cm" draw:marker-end="Linienspitzen_20_21" draw:marker-end-width="0.345cm" draw:fill="solid" draw:textarea-vertical-align="middle" fo:padding-top="0.14cm" fo:padding-bottom="0.14cm" fo:padding-left="0.265cm" fo:padding-right="0.265cm"/>
    </style:style>
    <style:style style:name="gr40" style:family="graphic" style:parent-style-name="objectwithoutfill">
      <style:graphic-properties svg:stroke-width="0.03cm" draw:marker-start-width="0.245cm" draw:marker-end="Linienspitzen_20_22" draw:marker-end-width="0.345cm" draw:fill="solid" draw:textarea-vertical-align="middle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draw:marker-start-width="0.245cm" draw:marker-end="Linienspitzen_20_23" draw:marker-end-width="0.345cm" draw:fill="solid" draw:textarea-vertical-align="middle" fo:padding-top="0.14cm" fo:padding-bottom="0.14cm" fo:padding-left="0.265cm" fo:padding-right="0.265cm"/>
    </style:style>
    <style:style style:name="gr42" style:family="graphic" style:parent-style-name="objectwithoutfill">
      <style:graphic-properties svg:stroke-width="0.03cm" draw:marker-start-width="0.245cm" draw:marker-end="Linienspitzen_20_24" draw:marker-end-width="0.345cm" draw:fill="solid" draw:textarea-vertical-align="middle" fo:padding-top="0.14cm" fo:padding-bottom="0.14cm" fo:padding-left="0.265cm" fo:padding-right="0.265cm"/>
    </style:style>
    <style:style style:name="gr43" style:family="graphic" style:parent-style-name="objectwithoutfill">
      <style:graphic-properties svg:stroke-width="0.03cm" draw:marker-start-width="0.245cm" draw:marker-end="Linienspitzen_20_25" draw:marker-end-width="0.345cm" draw:fill="solid" draw:textarea-vertical-align="middle" fo:padding-top="0.14cm" fo:padding-bottom="0.14cm" fo:padding-left="0.265cm" fo:padding-right="0.265cm"/>
    </style:style>
    <style:style style:name="gr44" style:family="graphic" style:parent-style-name="objectwithoutfill">
      <style:graphic-properties svg:stroke-width="0.03cm" draw:marker-start-width="0.245cm" draw:marker-end="Linienspitzen_20_27" draw:marker-end-width="0.345cm" draw:fill="solid" draw:textarea-vertical-align="middle" fo:padding-top="0.14cm" fo:padding-bottom="0.14cm" fo:padding-left="0.265cm" fo:padding-right="0.265cm"/>
    </style:style>
    <style:style style:name="gr45" style:family="graphic" style:parent-style-name="standard">
      <style:graphic-properties draw:textarea-horizontal-align="justify" draw:textarea-vertical-align="middle" draw:auto-grow-height="false" fo:min-height="0.676cm" fo:min-width="0.42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47" style:family="graphic" style:parent-style-name="objectwithoutfill">
      <style:graphic-properties svg:stroke-width="0.03cm" draw:marker-start-width="0.245cm" draw:marker-end="Linienspitzen_20_28" draw:marker-end-width="0.345cm" draw:fill="solid" draw:textarea-vertical-align="middle" fo:padding-top="0.14cm" fo:padding-bottom="0.14cm" fo:padding-left="0.265cm" fo:padding-right="0.265cm"/>
    </style:style>
    <style:style style:name="gr48" style:family="graphic" style:parent-style-name="objectwithoutfill">
      <style:graphic-properties svg:stroke-width="0.03cm" draw:marker-start-width="0.245cm" draw:marker-end="Linienspitzen_20_29" draw:marker-end-width="0.345cm" draw:fill="solid" draw:textarea-vertical-align="middle" fo:padding-top="0.14cm" fo:padding-bottom="0.14cm" fo:padding-left="0.265cm" fo:padding-right="0.265cm"/>
    </style:style>
    <style:style style:name="gr49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3cm" draw:marker-start-width="0.245cm" draw:marker-end="Linienspitzen_20_30" draw:marker-end-width="0.345cm" draw:fill="solid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draw:marker-end="Linienspitzen_20_31" draw:marker-end-width="0.3cm" draw:fill="solid" draw:textarea-vertical-align="middle"/>
    </style:style>
    <style:style style:name="gr52" style:family="graphic" style:parent-style-name="objectwithoutfill">
      <style:graphic-properties svg:stroke-width="0.03cm" draw:marker-start-width="0.245cm" draw:marker-end="Linienspitzen_20_32" draw:marker-end-width="0.345cm" draw:fill="solid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54" style:family="graphic" style:parent-style-name="objectwithoutfill">
      <style:graphic-properties svg:stroke-width="0.03cm" draw:marker-start-width="0.245cm" draw:marker-end="Linienspitzen_20_33" draw:marker-end-width="0.345cm" draw:fill="solid" draw:textarea-vertical-align="middle" fo:padding-top="0.14cm" fo:padding-bottom="0.14cm" fo:padding-left="0.265cm" fo:padding-right="0.265cm"/>
    </style:style>
    <style:style style:name="gr5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1.678cm" style:use-optimal-row-height="false"/>
    </style:style>
    <style:style style:name="ro2" style:family="table-row">
      <style:table-row-properties style:row-height="1.683cm" style:use-optimal-row-height="false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3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cm" svg:height="2cm" svg:x="10cm" svg:y="2cm">
          <text:p text:style-name="P2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2cm" svg:height="2cm" svg:x="7cm" svg:y="5cm">
          <text:p text:style-name="P2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2cm" svg:height="2cm" svg:x="10cm" svg:y="8cm">
          <text:p text:style-name="P2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2cm" svg:height="2cm" svg:x="13cm" svg:y="5cm">
          <text:p text:style-name="P2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draw:line-skew="0.543cm -3.026cm -0.579cm" svg:x1="8cm" svg:y1="7cm" svg:x2="8cm" svg:y2="5cm" draw:start-shape="id1" draw:start-glue-point="8" draw:end-shape="id1" draw:end-glue-point="4" svg:d="M8000 7000c0 1603-4552 1070-4552-1017 0-2086 4552-2639 4552-983" svg:viewBox="0 0 4553 3906">
          <text:p/>
        </draw:connector>
        <draw:connector draw:style-name="gr7" draw:text-style-name="P4" draw:layer="layout" draw:type="line" svg:x1="9cm" svg:y1="6cm" svg:x2="13cm" svg:y2="6cm" draw:start-shape="id1" draw:start-glue-point="10" draw:end-shape="id2" draw:end-glue-point="6" svg:d="M9000 6000h4000" svg:viewBox="0 0 4001 1">
          <text:p/>
        </draw:connector>
        <draw:connector draw:style-name="gr7" draw:text-style-name="P4" draw:layer="layout" draw:type="line" svg:x1="13.293cm" svg:y1="6.707cm" svg:x2="11.707cm" svg:y2="8.293cm" draw:start-shape="id2" draw:start-glue-point="7" draw:end-shape="id3" draw:end-glue-point="11" svg:d="M13293 6707l-1586 1586" svg:viewBox="0 0 1587 1587">
          <text:p/>
        </draw:connector>
        <draw:connector draw:style-name="gr7" draw:text-style-name="P4" draw:layer="layout" draw:type="line" svg:x1="10.293cm" svg:y1="8.293cm" svg:x2="8.707cm" svg:y2="6.707cm" draw:start-shape="id3" draw:start-glue-point="5" draw:end-shape="id1" draw:end-glue-point="9" svg:d="M10293 8293l-1586-1586" svg:viewBox="0 0 1587 1587">
          <text:p/>
        </draw:connector>
        <draw:connector draw:style-name="gr7" draw:text-style-name="P4" draw:layer="layout" draw:type="curve" draw:line-skew="3.004cm" svg:x1="11.707cm" svg:y1="9.707cm" svg:x2="12cm" svg:y2="3cm" draw:start-shape="id3" draw:start-glue-point="9" draw:end-shape="id4" draw:end-glue-point="10" svg:d="M11707 9707c5734 0 5588-6707 293-6707" svg:viewBox="0 0 4284 6708">
          <text:p/>
        </draw:connector>
        <draw:connector draw:style-name="gr7" draw:text-style-name="P4" draw:layer="layout" draw:type="curve" svg:x1="10.293cm" svg:y1="3.707cm" svg:x2="8.707cm" svg:y2="5.293cm" draw:start-shape="id4" draw:start-glue-point="7" draw:end-shape="id1" draw:end-glue-point="11" svg:d="M10293 3707c-1058 0-1586 528-1586 1586" svg:viewBox="0 0 1587 1587">
          <text:p/>
        </draw:connector>
        <draw:connector draw:style-name="gr7" draw:text-style-name="P4" draw:layer="layout" draw:type="curve" svg:x1="8.707cm" svg:y1="5.293cm" svg:x2="10.293cm" svg:y2="3.707cm" draw:start-shape="id1" draw:start-glue-point="11" draw:end-shape="id4" draw:end-glue-point="7" svg:d="M8707 5293c1058 0 1586-528 1586-1586" svg:viewBox="0 0 1587 1587">
          <text:p/>
        </draw:connector>
        <draw:frame draw:style-name="gr8" draw:text-style-name="P5" draw:layer="layout" svg:width="1.243cm" svg:height="0.962cm" svg:x="8.4cm" svg:y="3.1cm">
          <draw:text-box>
            <text:p>T0</text:p>
          </draw:text-box>
        </draw:frame>
        <draw:frame draw:style-name="gr8" draw:text-style-name="P5" draw:layer="layout" svg:width="1.243cm" svg:height="0.962cm" svg:x="9.8cm" svg:y="4.638cm">
          <draw:text-box>
            <text:p>T1</text:p>
          </draw:text-box>
        </draw:frame>
        <draw:frame draw:style-name="gr8" draw:text-style-name="P5" draw:layer="layout" svg:width="1.243cm" svg:height="0.962cm" svg:x="3.5cm" svg:y="5.438cm">
          <draw:text-box>
            <text:p>T2</text:p>
          </draw:text-box>
        </draw:frame>
        <draw:frame draw:style-name="gr8" draw:text-style-name="P5" draw:layer="layout" svg:width="1.243cm" svg:height="0.962cm" svg:x="15.9cm" svg:y="5.638cm">
          <draw:text-box>
            <text:p>T6</text:p>
          </draw:text-box>
        </draw:frame>
        <draw:frame draw:style-name="gr8" draw:text-style-name="P5" draw:layer="layout" svg:width="1.243cm" svg:height="0.962cm" svg:x="9.357cm" svg:y="6.838cm">
          <draw:text-box>
            <text:p>T5</text:p>
          </draw:text-box>
        </draw:frame>
        <draw:frame draw:style-name="gr8" draw:text-style-name="P5" draw:layer="layout" svg:width="1.243cm" svg:height="0.962cm" svg:x="10.1cm" svg:y="5.838cm">
          <draw:text-box>
            <text:p>T3</text:p>
          </draw:text-box>
        </draw:frame>
        <draw:frame draw:style-name="gr8" draw:text-style-name="P5" draw:layer="layout" svg:width="1.243cm" svg:height="0.962cm" svg:x="12.457cm" svg:y="7.2cm">
          <draw:text-box>
            <text:p>T4</text:p>
          </draw:text-box>
        </draw:frame>
        <draw:frame draw:style-name="gr9" draw:text-style-name="P5" draw:layer="layout" svg:width="6.8cm" svg:height="0.962cm" svg:x="1cm" svg:y="2cm">
          <draw:text-box>
            <text:p>State-Machine Graph:</text:p>
          </draw:text-box>
        </draw:frame>
        <draw:line draw:style-name="gr10" draw:text-style-name="P4" draw:layer="layout" svg:x1="12cm" svg:y1="14cm" svg:x2="18cm" svg:y2="14cm">
          <text:p/>
        </draw:line>
        <draw:line draw:style-name="gr11" draw:text-style-name="P4" draw:layer="layout" svg:x1="12cm" svg:y1="15cm" svg:x2="18cm" svg:y2="15cm">
          <text:p/>
        </draw:line>
        <draw:line draw:style-name="gr10" draw:text-style-name="P4" draw:layer="layout" svg:x1="13cm" svg:y1="13cm" svg:x2="13cm" svg:y2="19cm">
          <text:p/>
        </draw:line>
        <draw:line draw:style-name="gr11" draw:text-style-name="P4" draw:layer="layout" svg:x1="14cm" svg:y1="13cm" svg:x2="14cm" svg:y2="19cm">
          <text:p/>
        </draw:line>
        <draw:line draw:style-name="gr11" draw:text-style-name="P4" draw:layer="layout" svg:x1="12cm" svg:y1="16cm" svg:x2="18cm" svg:y2="16cm">
          <text:p/>
        </draw:line>
        <draw:line draw:style-name="gr11" draw:text-style-name="P4" draw:layer="layout" svg:x1="12cm" svg:y1="17cm" svg:x2="18cm" svg:y2="17cm">
          <text:p/>
        </draw:line>
        <draw:line draw:style-name="gr11" draw:text-style-name="P4" draw:layer="layout" svg:x1="15cm" svg:y1="13cm" svg:x2="15cm" svg:y2="19cm">
          <text:p/>
        </draw:line>
        <draw:line draw:style-name="gr11" draw:text-style-name="P4" draw:layer="layout" svg:x1="16cm" svg:y1="13cm" svg:x2="16cm" svg:y2="19cm">
          <text:p/>
        </draw:line>
        <draw:line draw:style-name="gr11" draw:text-style-name="P4" draw:layer="layout" svg:x1="17cm" svg:y1="13cm" svg:x2="17cm" svg:y2="19cm">
          <text:p/>
        </draw:line>
        <draw:line draw:style-name="gr11" draw:text-style-name="P4" draw:layer="layout" svg:x1="12cm" svg:y1="18cm" svg:x2="18cm" svg:y2="18cm">
          <text:p/>
        </draw:line>
        <draw:frame draw:style-name="gr12" draw:text-style-name="P7" draw:layer="layout" svg:width="1cm" svg:height="1cm" svg:x="13cm" svg:y="13cm">
          <draw:text-box>
            <text:p text:style-name="P6">0</text:p>
          </draw:text-box>
        </draw:frame>
        <draw:frame draw:style-name="gr12" draw:text-style-name="P7" draw:layer="layout" svg:width="1cm" svg:height="1cm" svg:x="14cm" svg:y="13cm">
          <draw:text-box>
            <text:p text:style-name="P6">1</text:p>
          </draw:text-box>
        </draw:frame>
        <draw:frame draw:style-name="gr12" draw:text-style-name="P7" draw:layer="layout" svg:width="1cm" svg:height="1cm" svg:x="15cm" svg:y="13cm">
          <draw:text-box>
            <text:p text:style-name="P6">2</text:p>
          </draw:text-box>
        </draw:frame>
        <draw:frame draw:style-name="gr12" draw:text-style-name="P7" draw:layer="layout" svg:width="1cm" svg:height="1cm" svg:x="16cm" svg:y="13cm">
          <draw:text-box>
            <text:p text:style-name="P6">3</text:p>
          </draw:text-box>
        </draw:frame>
        <draw:frame draw:style-name="gr12" draw:text-style-name="P7" draw:layer="layout" svg:width="1cm" svg:height="1cm" svg:x="12cm" svg:y="14cm">
          <draw:text-box>
            <text:p text:style-name="P6">0</text:p>
          </draw:text-box>
        </draw:frame>
        <draw:frame draw:style-name="gr12" draw:text-style-name="P7" draw:layer="layout" svg:width="1cm" svg:height="1cm" svg:x="12cm" svg:y="15cm">
          <draw:text-box>
            <text:p text:style-name="P6">1</text:p>
          </draw:text-box>
        </draw:frame>
        <draw:frame draw:style-name="gr12" draw:text-style-name="P7" draw:layer="layout" svg:width="1cm" svg:height="1cm" svg:x="12cm" svg:y="16cm">
          <draw:text-box>
            <text:p text:style-name="P6">2</text:p>
          </draw:text-box>
        </draw:frame>
        <draw:frame draw:style-name="gr12" draw:text-style-name="P7" draw:layer="layout" svg:width="1cm" svg:height="1cm" svg:x="12cm" svg:y="17cm">
          <draw:text-box>
            <text:p text:style-name="P6">3</text:p>
          </draw:text-box>
        </draw:frame>
        <draw:frame draw:style-name="gr13" draw:text-style-name="P5" draw:layer="layout" svg:width="2.83cm" svg:height="0.962cm" svg:x="13cm" svg:y="12cm">
          <draw:text-box>
            <text:p>To State</text:p>
          </draw:text-box>
        </draw:frame>
        <draw:frame draw:style-name="gr14" draw:text-style-name="P5" draw:layer="layout" svg:width="3.643cm" svg:height="0.962cm" draw:transform="rotate (1.5707963267949) translate (11cm 18cm)">
          <draw:text-box>
            <text:p>From State</text:p>
          </draw:text-box>
        </draw:frame>
        <draw:frame draw:style-name="gr12" draw:text-style-name="P7" draw:layer="layout" svg:width="1cm" svg:height="1cm" svg:x="13cm" svg:y="14cm">
          <draw:text-box>
            <text:p text:style-name="P6">0</text:p>
          </draw:text-box>
        </draw:frame>
        <draw:frame draw:style-name="gr12" draw:text-style-name="P7" draw:layer="layout" svg:width="1cm" svg:height="1cm" svg:x="15cm" svg:y="14cm">
          <draw:text-box>
            <text:p text:style-name="P6">0</text:p>
          </draw:text-box>
        </draw:frame>
        <draw:frame draw:style-name="gr12" draw:text-style-name="P7" draw:layer="layout" svg:width="1cm" svg:height="1cm" svg:x="16cm" svg:y="14cm">
          <draw:text-box>
            <text:p text:style-name="P6">0</text:p>
          </draw:text-box>
        </draw:frame>
        <draw:frame draw:style-name="gr12" draw:text-style-name="P7" draw:layer="layout" svg:width="1cm" svg:height="1cm" svg:x="13cm" svg:y="16cm">
          <draw:text-box>
            <text:p text:style-name="P6">0</text:p>
          </draw:text-box>
        </draw:frame>
        <draw:frame draw:style-name="gr12" draw:text-style-name="P7" draw:layer="layout" svg:width="1cm" svg:height="1cm" svg:x="14cm" svg:y="16cm">
          <draw:text-box>
            <text:p text:style-name="P6">0</text:p>
          </draw:text-box>
        </draw:frame>
        <draw:frame draw:style-name="gr12" draw:text-style-name="P7" draw:layer="layout" svg:width="1cm" svg:height="1cm" svg:x="15cm" svg:y="16cm">
          <draw:text-box>
            <text:p text:style-name="P6">0</text:p>
          </draw:text-box>
        </draw:frame>
        <draw:frame draw:style-name="gr12" draw:text-style-name="P7" draw:layer="layout" svg:width="1cm" svg:height="1cm" svg:x="15cm" svg:y="17cm">
          <draw:text-box>
            <text:p text:style-name="P6">0</text:p>
          </draw:text-box>
        </draw:frame>
        <draw:frame draw:style-name="gr12" draw:text-style-name="P7" draw:layer="layout" svg:width="1cm" svg:height="1cm" svg:x="16cm" svg:y="17cm">
          <draw:text-box>
            <text:p text:style-name="P6">0</text:p>
          </draw:text-box>
        </draw:frame>
        <draw:frame draw:style-name="gr12" draw:text-style-name="P7" draw:layer="layout" svg:width="1cm" svg:height="1cm" svg:x="16cm" svg:y="15cm">
          <draw:text-box>
            <text:p text:style-name="P6">0</text:p>
          </draw:text-box>
        </draw:frame>
        <draw:line draw:style-name="gr10" draw:text-style-name="P4" draw:layer="layout" svg:x1="13.1cm" svg:y1="14.9cm" svg:x2="13.9cm" svg:y2="14.1cm">
          <text:p/>
        </draw:line>
        <draw:line draw:style-name="gr10" draw:text-style-name="P4" draw:layer="layout" svg:x1="15.1cm" svg:y1="14.9cm" svg:x2="15.9cm" svg:y2="14.1cm">
          <text:p/>
        </draw:line>
        <draw:line draw:style-name="gr10" draw:text-style-name="P4" draw:layer="layout" svg:x1="16.1cm" svg:y1="14.9cm" svg:x2="16.9cm" svg:y2="14.1cm">
          <text:p/>
        </draw:line>
        <draw:line draw:style-name="gr10" draw:text-style-name="P4" draw:layer="layout" svg:x1="16.1cm" svg:y1="15.9cm" svg:x2="16.9cm" svg:y2="15.1cm">
          <text:p/>
        </draw:line>
        <draw:line draw:style-name="gr10" draw:text-style-name="P4" draw:layer="layout" svg:x1="13.1cm" svg:y1="16.9cm" svg:x2="13.9cm" svg:y2="16.1cm">
          <text:p/>
        </draw:line>
        <draw:line draw:style-name="gr10" draw:text-style-name="P4" draw:layer="layout" svg:x1="14.1cm" svg:y1="16.9cm" svg:x2="14.9cm" svg:y2="16.1cm">
          <text:p/>
        </draw:line>
        <draw:line draw:style-name="gr10" draw:text-style-name="P4" draw:layer="layout" svg:x1="15.1cm" svg:y1="16.9cm" svg:x2="15.9cm" svg:y2="16.1cm">
          <text:p/>
        </draw:line>
        <draw:line draw:style-name="gr10" draw:text-style-name="P4" draw:layer="layout" svg:x1="15.1cm" svg:y1="17.9cm" svg:x2="15.9cm" svg:y2="17.1cm">
          <text:p/>
        </draw:line>
        <draw:line draw:style-name="gr10" draw:text-style-name="P4" draw:layer="layout" svg:x1="16.1cm" svg:y1="17.9cm" svg:x2="16.9cm" svg:y2="17.1cm">
          <text:p/>
        </draw:line>
        <draw:frame draw:style-name="gr12" draw:text-style-name="P7" draw:layer="layout" svg:width="1cm" svg:height="1cm" svg:x="14cm" svg:y="14cm">
          <draw:text-box>
            <text:p text:style-name="P6">1</text:p>
          </draw:text-box>
        </draw:frame>
        <draw:frame draw:style-name="gr12" draw:text-style-name="P7" draw:layer="layout" svg:width="1cm" svg:height="1cm" svg:x="13cm" svg:y="15cm">
          <draw:text-box>
            <text:p text:style-name="P6">2</text:p>
          </draw:text-box>
        </draw:frame>
        <draw:frame draw:style-name="gr12" draw:text-style-name="P7" draw:layer="layout" svg:width="1cm" svg:height="1cm" svg:x="14cm" svg:y="15cm">
          <draw:text-box>
            <text:p text:style-name="P6">3</text:p>
          </draw:text-box>
        </draw:frame>
        <draw:frame draw:style-name="gr12" draw:text-style-name="P7" draw:layer="layout" svg:width="1cm" svg:height="1cm" svg:x="15cm" svg:y="15cm">
          <draw:text-box>
            <text:p text:style-name="P6">4</text:p>
          </draw:text-box>
        </draw:frame>
        <draw:frame draw:style-name="gr12" draw:text-style-name="P7" draw:layer="layout" svg:width="1cm" svg:height="1cm" svg:x="16cm" svg:y="16cm">
          <draw:text-box>
            <text:p text:style-name="P6">5</text:p>
          </draw:text-box>
        </draw:frame>
        <draw:frame draw:style-name="gr12" draw:text-style-name="P7" draw:layer="layout" svg:width="1cm" svg:height="1cm" svg:x="13cm" svg:y="17cm">
          <draw:text-box>
            <text:p text:style-name="P6">7</text:p>
          </draw:text-box>
        </draw:frame>
        <draw:frame draw:style-name="gr12" draw:text-style-name="P7" draw:layer="layout" svg:width="1cm" svg:height="1cm" svg:x="14cm" svg:y="17cm">
          <draw:text-box>
            <text:p text:style-name="P6">6</text:p>
          </draw:text-box>
        </draw:frame>
        <draw:frame draw:style-name="gr9" draw:text-style-name="P5" draw:layer="layout" svg:width="5.528cm" svg:height="0.962cm" svg:x="6.672cm" svg:y="12.038cm">
          <draw:text-box>
            <text:p>Adjacency matrix:</text:p>
          </draw:text-box>
        </draw:frame>
        <draw:frame draw:style-name="gr15" draw:text-style-name="P5" draw:layer="layout" svg:width="5.5cm" svg:height="4.7cm" svg:x="5.5cm" svg:y="13.3cm">
          <draw:text-box>
            <text:p>0 – no Transition</text:p>
            <text:p>1 – T0</text:p>
            <text:p>2 – T1</text:p>
            <text:p>3 – T2</text:p>
            <text:p>…</text:p>
            <text:p>N - T(N-1)</text:p>
          </draw:text-box>
        </draw:frame>
        <draw:line draw:style-name="gr16" draw:text-style-name="P4" draw:layer="layout" svg:x1="5cm" svg:y1="12.4cm" svg:x2="5.7cm" svg:y2="13.5cm">
          <text:p/>
        </draw:line>
        <draw:frame draw:style-name="gr17" draw:text-style-name="P8" draw:layer="layout" svg:width="6.103cm" svg:height="0.806cm" svg:x="0.9cm" svg:y="11.694cm">
          <draw:text-box>
            <text:p><text:span text:style-name="T1">Default </text:span><text:span text:style-name="T1">initialisatio</text:span><text:span text:style-name="T1">n value</text:span></text:p>
          </draw:text-box>
        </draw:frame>
      </draw:page>
      <draw:page draw:name="page2" draw:style-name="dp1" draw:master-page-name="Standard">
        <draw:frame draw:style-name="standard" draw:layer="layout" svg:width="11.275cm" svg:height="20.15cm" svg:x="1.946cm" svg:y="3.9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Nr.</text:p>
              </table:table-cell>
              <table:table-cell>
                <text:p>State Flow</text:p>
              </table:table-cell>
              <table:table-cell>
                <text:p>x^2</text:p>
              </table:table-cell>
              <table:table-cell>
                <text:p>Sum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3</text:p>
              </table:table-cell>
              <table:table-cell>
                <text:p>9</text:p>
              </table:table-cell>
              <table:table-cell>
                <text:p>15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6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6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7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1</text:p>
              </table:table-cell>
            </table:table-row>
            <table:table-row table:style-name="ro2" table:default-cell-style-name="gray1">
              <table:table-cell>
                <text:p>9</text:p>
              </table:table-cell>
              <table:table-cell>
                <text:p>3</text:p>
              </table:table-cell>
              <table:table-cell>
                <text:p>9</text:p>
              </table:table-cell>
              <table:table-cell>
                <text:p>30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3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5" draw:layer="layout" svg:width="3.204cm" svg:height="0.962cm" svg:x="1.996cm" svg:y="2cm">
          <draw:text-box>
            <text:p>Testcase:</text:p>
          </draw:text-box>
        </draw:frame>
      </draw:page>
      <draw:page draw:name="page3" draw:style-name="dp1" draw:master-page-name="Standard">
        <draw:custom-shape draw:style-name="gr1" draw:text-style-name="P1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xml:id="id8" draw:id="id8" draw:layer="layout" svg:width="3cm" svg:height="3cm" svg:x="12cm" svg:y="2cm">
          <text:p text:style-name="P6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7" draw:id="id7" draw:layer="layout" svg:width="3cm" svg:height="3cm" svg:x="8cm" svg:y="7cm">
          <text:p text:style-name="P6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9" draw:id="id9" draw:layer="layout" svg:width="3cm" svg:height="3cm" svg:x="16cm" svg:y="7cm">
          <text:p text:style-name="P6">Susp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5" draw:id="id5" draw:layer="layout" svg:width="3cm" svg:height="3cm" svg:x="12cm" svg:y="7cm">
          <text:p text:style-name="P6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6" draw:id="id6" draw:layer="layout" svg:width="3cm" svg:height="3cm" svg:x="12cm" svg:y="12cm">
          <text:p text:style-name="P6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13.5cm" svg:y1="10cm" svg:x2="13.5cm" svg:y2="12cm" draw:start-shape="id5" draw:start-glue-point="8" draw:end-shape="id6" draw:end-glue-point="4" svg:d="M13500 10000v2000" svg:viewBox="0 0 1 2001">
          <text:p/>
        </draw:connector>
        <draw:connector draw:style-name="gr21" draw:text-style-name="P4" draw:layer="layout" draw:type="line" svg:x1="12.439cm" svg:y1="9.561cm" svg:x2="10.561cm" svg:y2="9.561cm" draw:start-shape="id5" draw:start-glue-point="7" draw:end-shape="id7" draw:end-glue-point="9" svg:d="M12439 9561h-1878" svg:viewBox="0 0 1879 1">
          <text:p/>
        </draw:connector>
        <draw:connector draw:style-name="gr22" draw:text-style-name="P4" draw:layer="layout" draw:type="line" svg:x1="10.561cm" svg:y1="7.439cm" svg:x2="12.439cm" svg:y2="7.439cm" draw:start-shape="id7" draw:start-glue-point="11" draw:end-shape="id5" draw:end-glue-point="5" svg:d="M10561 7439h1878" svg:viewBox="0 0 1879 1">
          <text:p/>
        </draw:connector>
        <draw:connector draw:style-name="gr23" draw:text-style-name="P4" draw:layer="layout" draw:type="line" svg:x1="12.439cm" svg:y1="4.561cm" svg:x2="9.5cm" svg:y2="7cm" draw:start-shape="id8" draw:start-glue-point="7" draw:end-shape="id7" svg:d="M12439 4561l-2939 2439" svg:viewBox="0 0 2940 2440">
          <text:p/>
        </draw:connector>
        <draw:connector draw:style-name="gr24" draw:text-style-name="P4" draw:layer="layout" draw:type="line" svg:x1="14.561cm" svg:y1="7.439cm" svg:x2="16.439cm" svg:y2="7.439cm" draw:start-shape="id5" draw:start-glue-point="11" draw:end-shape="id9" draw:end-glue-point="5" svg:d="M14561 7439h1878" svg:viewBox="0 0 1879 1">
          <text:p/>
        </draw:connector>
        <draw:connector draw:style-name="gr25" draw:text-style-name="P4" draw:layer="layout" draw:type="line" svg:x1="16.439cm" svg:y1="9.561cm" svg:x2="14.561cm" svg:y2="9.561cm" draw:start-shape="id9" draw:start-glue-point="7" draw:end-shape="id5" draw:end-glue-point="9" svg:d="M16439 9561h-1878" svg:viewBox="0 0 1879 1">
          <text:p/>
        </draw:connector>
        <draw:frame draw:style-name="gr26" draw:text-style-name="P10" draw:layer="layout" svg:width="1.277cm" svg:height="0.962cm" svg:x="13.3cm" svg:y="4.038cm">
          <draw:text-box>
            <text:p>S0</text:p>
          </draw:text-box>
        </draw:frame>
        <draw:frame draw:style-name="gr26" draw:text-style-name="P10" draw:layer="layout" svg:width="1.277cm" svg:height="0.962cm" svg:x="9.3cm" svg:y="9cm">
          <draw:text-box>
            <text:p>S1</text:p>
          </draw:text-box>
        </draw:frame>
        <draw:frame draw:style-name="gr26" draw:text-style-name="P10" draw:layer="layout" svg:width="1.277cm" svg:height="0.962cm" svg:x="13.3cm" svg:y="9.038cm">
          <draw:text-box>
            <text:p>S2</text:p>
          </draw:text-box>
        </draw:frame>
        <draw:frame draw:style-name="gr26" draw:text-style-name="P10" draw:layer="layout" svg:width="1.277cm" svg:height="0.962cm" svg:x="17.423cm" svg:y="9cm">
          <draw:text-box>
            <text:p>S3</text:p>
          </draw:text-box>
        </draw:frame>
        <draw:frame draw:style-name="gr26" draw:text-style-name="P10" draw:layer="layout" svg:width="1.277cm" svg:height="0.962cm" svg:x="13.3cm" svg:y="14.038cm">
          <draw:text-box>
            <text:p>S4</text:p>
          </draw:text-box>
        </draw:frame>
        <draw:frame draw:style-name="gr26" draw:text-style-name="P10" draw:layer="layout" svg:width="1.243cm" svg:height="0.962cm" svg:x="10.123cm" svg:y="4.9cm">
          <draw:text-box>
            <text:p>T0</text:p>
          </draw:text-box>
        </draw:frame>
        <draw:frame draw:style-name="gr26" draw:text-style-name="P10" draw:layer="layout" svg:width="1.243cm" svg:height="0.962cm" svg:x="10.857cm" svg:y="6.638cm">
          <draw:text-box>
            <text:p>T1</text:p>
          </draw:text-box>
        </draw:frame>
        <draw:frame draw:style-name="gr26" draw:text-style-name="P10" draw:layer="layout" svg:width="1.243cm" svg:height="0.962cm" svg:x="14.857cm" svg:y="6.638cm">
          <draw:text-box>
            <text:p>T3</text:p>
          </draw:text-box>
        </draw:frame>
        <draw:frame draw:style-name="gr26" draw:text-style-name="P10" draw:layer="layout" svg:width="1.243cm" svg:height="0.962cm" svg:x="10.858cm" svg:y="8.738cm">
          <draw:text-box>
            <text:p>T4</text:p>
          </draw:text-box>
        </draw:frame>
        <draw:frame draw:style-name="gr26" draw:text-style-name="P10" draw:layer="layout" svg:width="1.243cm" svg:height="0.962cm" svg:x="14.858cm" svg:y="8.738cm">
          <draw:text-box>
            <text:p>T5</text:p>
          </draw:text-box>
        </draw:frame>
        <draw:frame draw:style-name="gr26" draw:text-style-name="P10" draw:layer="layout" svg:width="1.243cm" svg:height="0.962cm" svg:x="13.357cm" svg:y="10.3cm">
          <draw:text-box>
            <text:p>T6</text:p>
          </draw:text-box>
        </draw:frame>
        <draw:frame draw:style-name="gr27" draw:text-style-name="P10" draw:layer="layout" svg:width="4.7cm" svg:height="0.962cm" svg:x="1cm" svg:y="1cm">
          <draw:text-box>
            <text:p>Task-Stateflow</text:p>
          </draw:text-box>
        </draw:frame>
        <draw:custom-shape draw:style-name="gr1" draw:text-style-name="P1" draw:layer="layout" svg:width="1cm" svg:height="1cm" svg:x="16cm" svg:y="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3cm" svg:y1="18cm" svg:x2="20cm" svg:y2="18cm">
          <text:p/>
        </draw:line>
        <draw:line draw:style-name="gr11" draw:text-style-name="P4" draw:layer="layout" svg:x1="13cm" svg:y1="19cm" svg:x2="20cm" svg:y2="19cm">
          <text:p/>
        </draw:line>
        <draw:line draw:style-name="gr10" draw:text-style-name="P4" draw:layer="layout" svg:x1="14cm" svg:y1="17cm" svg:x2="14cm" svg:y2="24cm">
          <text:p/>
        </draw:line>
        <draw:line draw:style-name="gr11" draw:text-style-name="P4" draw:layer="layout" svg:x1="15cm" svg:y1="17cm" svg:x2="15cm" svg:y2="24cm">
          <text:p/>
        </draw:line>
        <draw:line draw:style-name="gr11" draw:text-style-name="P4" draw:layer="layout" svg:x1="13cm" svg:y1="20cm" svg:x2="20cm" svg:y2="20cm">
          <text:p/>
        </draw:line>
        <draw:line draw:style-name="gr11" draw:text-style-name="P4" draw:layer="layout" svg:x1="13cm" svg:y1="21cm" svg:x2="20cm" svg:y2="21cm">
          <text:p/>
        </draw:line>
        <draw:line draw:style-name="gr11" draw:text-style-name="P4" draw:layer="layout" svg:x1="16cm" svg:y1="17cm" svg:x2="16cm" svg:y2="24cm">
          <text:p/>
        </draw:line>
        <draw:line draw:style-name="gr11" draw:text-style-name="P4" draw:layer="layout" svg:x1="17cm" svg:y1="17cm" svg:x2="17cm" svg:y2="24cm">
          <text:p/>
        </draw:line>
        <draw:line draw:style-name="gr11" draw:text-style-name="P4" draw:layer="layout" svg:x1="18cm" svg:y1="17cm" svg:x2="18cm" svg:y2="24cm">
          <text:p/>
        </draw:line>
        <draw:line draw:style-name="gr11" draw:text-style-name="P4" draw:layer="layout" svg:x1="13cm" svg:y1="22cm" svg:x2="20cm" svg:y2="22cm">
          <text:p/>
        </draw:line>
        <draw:frame draw:style-name="gr12" draw:text-style-name="P7" draw:layer="layout" svg:width="1cm" svg:height="1cm" svg:x="14cm" svg:y="17cm">
          <draw:text-box>
            <text:p text:style-name="P6">0</text:p>
          </draw:text-box>
        </draw:frame>
        <draw:frame draw:style-name="gr12" draw:text-style-name="P7" draw:layer="layout" svg:width="1cm" svg:height="1cm" svg:x="15cm" svg:y="17cm">
          <draw:text-box>
            <text:p text:style-name="P6">1</text:p>
          </draw:text-box>
        </draw:frame>
        <draw:frame draw:style-name="gr12" draw:text-style-name="P7" draw:layer="layout" svg:width="1cm" svg:height="1cm" svg:x="16cm" svg:y="17cm">
          <draw:text-box>
            <text:p text:style-name="P6">2</text:p>
          </draw:text-box>
        </draw:frame>
        <draw:frame draw:style-name="gr12" draw:text-style-name="P7" draw:layer="layout" svg:width="1cm" svg:height="1cm" svg:x="17cm" svg:y="17cm">
          <draw:text-box>
            <text:p text:style-name="P6">3</text:p>
          </draw:text-box>
        </draw:frame>
        <draw:frame draw:style-name="gr12" draw:text-style-name="P7" draw:layer="layout" svg:width="1cm" svg:height="1cm" svg:x="13cm" svg:y="18cm">
          <draw:text-box>
            <text:p text:style-name="P6">0</text:p>
          </draw:text-box>
        </draw:frame>
        <draw:frame draw:style-name="gr12" draw:text-style-name="P7" draw:layer="layout" svg:width="1cm" svg:height="1cm" svg:x="13cm" svg:y="19cm">
          <draw:text-box>
            <text:p text:style-name="P6">1</text:p>
          </draw:text-box>
        </draw:frame>
        <draw:frame draw:style-name="gr12" draw:text-style-name="P7" draw:layer="layout" svg:width="1cm" svg:height="1cm" svg:x="13cm" svg:y="20cm">
          <draw:text-box>
            <text:p text:style-name="P6">2</text:p>
          </draw:text-box>
        </draw:frame>
        <draw:frame draw:style-name="gr12" draw:text-style-name="P7" draw:layer="layout" svg:width="1cm" svg:height="1cm" svg:x="13cm" svg:y="21cm">
          <draw:text-box>
            <text:p text:style-name="P6">3</text:p>
          </draw:text-box>
        </draw:frame>
        <draw:frame draw:style-name="gr13" draw:text-style-name="P5" draw:layer="layout" svg:width="2.83cm" svg:height="0.962cm" svg:x="14cm" svg:y="16cm">
          <draw:text-box>
            <text:p>To State</text:p>
          </draw:text-box>
        </draw:frame>
        <draw:frame draw:style-name="gr14" draw:text-style-name="P5" draw:layer="layout" svg:width="3.643cm" svg:height="0.962cm" draw:transform="rotate (1.5707963267949) translate (12cm 22cm)">
          <draw:text-box>
            <text:p>From State</text:p>
          </draw:text-box>
        </draw:frame>
        <draw:frame draw:style-name="gr12" draw:text-style-name="P7" draw:layer="layout" svg:width="1cm" svg:height="1cm" svg:x="14cm" svg:y="18cm">
          <draw:text-box>
            <text:p text:style-name="P6">0</text:p>
          </draw:text-box>
        </draw:frame>
        <draw:frame draw:style-name="gr12" draw:text-style-name="P7" draw:layer="layout" svg:width="1cm" svg:height="1cm" svg:x="16cm" svg:y="18cm">
          <draw:text-box>
            <text:p text:style-name="P6">0</text:p>
          </draw:text-box>
        </draw:frame>
        <draw:frame draw:style-name="gr12" draw:text-style-name="P7" draw:layer="layout" svg:width="1cm" svg:height="1cm" svg:x="15cm" svg:y="19cm">
          <draw:text-box>
            <text:p text:style-name="P6">0</text:p>
          </draw:text-box>
        </draw:frame>
        <draw:frame draw:style-name="gr12" draw:text-style-name="P7" draw:layer="layout" svg:width="1cm" svg:height="1cm" svg:x="14cm" svg:y="20cm">
          <draw:text-box>
            <text:p text:style-name="P6">0</text:p>
          </draw:text-box>
        </draw:frame>
        <draw:frame draw:style-name="gr12" draw:text-style-name="P7" draw:layer="layout" svg:width="1cm" svg:height="1cm" svg:x="15cm" svg:y="21cm">
          <draw:text-box>
            <text:p text:style-name="P6">0</text:p>
          </draw:text-box>
        </draw:frame>
        <draw:frame draw:style-name="gr12" draw:text-style-name="P7" draw:layer="layout" svg:width="1cm" svg:height="1cm" svg:x="14cm" svg:y="19cm">
          <draw:text-box>
            <text:p text:style-name="P6">0</text:p>
          </draw:text-box>
        </draw:frame>
        <draw:frame draw:style-name="gr12" draw:text-style-name="P7" draw:layer="layout" svg:width="1cm" svg:height="1cm" svg:x="17cm" svg:y="19cm">
          <draw:text-box>
            <text:p text:style-name="P6">0</text:p>
          </draw:text-box>
        </draw:frame>
        <draw:line draw:style-name="gr10" draw:text-style-name="P4" draw:layer="layout" svg:x1="14.1cm" svg:y1="19.9cm" svg:x2="14.9cm" svg:y2="19.1cm">
          <text:p/>
        </draw:line>
        <draw:line draw:style-name="gr10" draw:text-style-name="P4" draw:layer="layout" svg:x1="14.1cm" svg:y1="18.9cm" svg:x2="14.9cm" svg:y2="18.1cm">
          <text:p/>
        </draw:line>
        <draw:line draw:style-name="gr10" draw:text-style-name="P4" draw:layer="layout" svg:x1="15.1cm" svg:y1="19.9cm" svg:x2="15.9cm" svg:y2="19.1cm">
          <text:p/>
        </draw:line>
        <draw:line draw:style-name="gr10" draw:text-style-name="P4" draw:layer="layout" svg:x1="17.1cm" svg:y1="19.9cm" svg:x2="17.9cm" svg:y2="19.1cm">
          <text:p/>
        </draw:line>
        <draw:line draw:style-name="gr10" draw:text-style-name="P4" draw:layer="layout" svg:x1="17.1cm" svg:y1="21.9cm" svg:x2="17.9cm" svg:y2="21.1cm">
          <text:p/>
        </draw:line>
        <draw:line draw:style-name="gr10" draw:text-style-name="P4" draw:layer="layout" svg:x1="15.1cm" svg:y1="21.9cm" svg:x2="15.9cm" svg:y2="21.1cm">
          <text:p/>
        </draw:line>
        <draw:line draw:style-name="gr10" draw:text-style-name="P4" draw:layer="layout" svg:x1="14.1cm" svg:y1="20.9cm" svg:x2="14.9cm" svg:y2="20.1cm">
          <text:p/>
        </draw:line>
        <draw:line draw:style-name="gr10" draw:text-style-name="P4" draw:layer="layout" svg:x1="14.1cm" svg:y1="21.9cm" svg:x2="14.9cm" svg:y2="21.1cm">
          <text:p/>
        </draw:line>
        <draw:line draw:style-name="gr10" draw:text-style-name="P4" draw:layer="layout" svg:x1="18.1cm" svg:y1="18.9cm" svg:x2="18.9cm" svg:y2="18.1cm">
          <text:p/>
        </draw:line>
        <draw:frame draw:style-name="gr12" draw:text-style-name="P7" draw:layer="layout" svg:width="1cm" svg:height="1cm" svg:x="15cm" svg:y="18cm">
          <draw:text-box>
            <text:p text:style-name="P6">1</text:p>
          </draw:text-box>
        </draw:frame>
        <draw:frame draw:style-name="gr12" draw:text-style-name="P7" draw:layer="layout" svg:width="1cm" svg:height="1cm" svg:x="16cm" svg:y="19cm">
          <draw:text-box>
            <text:p text:style-name="P6">2</text:p>
          </draw:text-box>
        </draw:frame>
        <draw:frame draw:style-name="gr12" draw:text-style-name="P7" draw:layer="layout" svg:width="1cm" svg:height="1cm" svg:x="16cm" svg:y="20cm">
          <draw:text-box>
            <text:p text:style-name="P6">3</text:p>
          </draw:text-box>
        </draw:frame>
        <draw:frame draw:style-name="gr12" draw:text-style-name="P7" draw:layer="layout" svg:width="1cm" svg:height="1cm" svg:x="15cm" svg:y="20cm">
          <draw:text-box>
            <text:p text:style-name="P6">5</text:p>
          </draw:text-box>
        </draw:frame>
        <draw:frame draw:style-name="gr12" draw:text-style-name="P7" draw:layer="layout" svg:width="1cm" svg:height="1cm" svg:x="17cm" svg:y="20cm">
          <draw:text-box>
            <text:p text:style-name="P6">4</text:p>
          </draw:text-box>
        </draw:frame>
        <draw:frame draw:style-name="gr12" draw:text-style-name="P7" draw:layer="layout" svg:width="1cm" svg:height="1cm" svg:x="18cm" svg:y="20cm">
          <draw:text-box>
            <text:p text:style-name="P6">7</text:p>
          </draw:text-box>
        </draw:frame>
        <draw:frame draw:style-name="gr12" draw:text-style-name="P7" draw:layer="layout" svg:width="1cm" svg:height="1cm" svg:x="16cm" svg:y="21cm">
          <draw:text-box>
            <text:p text:style-name="P6">6</text:p>
          </draw:text-box>
        </draw:frame>
        <draw:frame draw:style-name="gr9" draw:text-style-name="P5" draw:layer="layout" svg:width="5.528cm" svg:height="0.962cm" svg:x="7.672cm" svg:y="16.038cm">
          <draw:text-box>
            <text:p>Adjacency matrix:</text:p>
          </draw:text-box>
        </draw:frame>
        <draw:frame draw:style-name="gr26" draw:text-style-name="P11" draw:layer="layout" svg:width="2.839cm" svg:height="0.806cm" svg:x="14.461cm" svg:y="4.494cm">
          <draw:text-box>
            <text:p><text:span text:style-name="T1">Enter </text:span><text:span text:style-name="T1">Task</text:span></text:p>
          </draw:text-box>
        </draw:frame>
        <draw:frame draw:style-name="gr26" draw:text-style-name="P11" draw:layer="layout" svg:width="4.926cm" svg:height="1.361cm" svg:x="7cm" svg:y="10cm">
          <draw:text-box>
            <text:p><text:span text:style-name="T1">Wait for </text:span><text:span text:style-name="T1">Schedulin</text:span><text:span text:style-name="T1">g,</text:span></text:p>
            <text:p><text:span text:style-name="T1">Task is </text:span><text:span text:style-name="T1">Ready</text:span></text:p>
          </draw:text-box>
        </draw:frame>
        <draw:frame draw:style-name="gr26" draw:text-style-name="P11" draw:layer="layout" svg:width="4.926cm" svg:height="1.916cm" svg:x="15.1cm" svg:y="10cm">
          <draw:text-box>
            <text:p><text:span text:style-name="T1">Wait for </text:span><text:span text:style-name="T1">Schedulin</text:span><text:span text:style-name="T1">g,</text:span></text:p>
            <text:p><text:span text:style-name="T1">Task is </text:span><text:span text:style-name="T1">Waiting </text:span><text:span text:style-name="T1">for</text:span></text:p>
            <text:p><text:span text:style-name="T1">Ressourc</text:span><text:span text:style-name="T1">e/Event</text:span></text:p>
          </draw:text-box>
        </draw:frame>
        <draw:frame draw:style-name="gr26" draw:text-style-name="P11" draw:layer="layout" svg:width="3.004cm" svg:height="0.806cm" svg:x="14.2cm" svg:y="14.5cm">
          <draw:text-box>
            <text:p><text:span text:style-name="T1">Leave </text:span><text:span text:style-name="T1">Task</text:span></text:p>
          </draw:text-box>
        </draw:frame>
        <draw:frame draw:style-name="gr26" draw:text-style-name="P11" draw:layer="layout" svg:width="3.558cm" svg:height="0.806cm" svg:x="8.1cm" svg:y="11.694cm">
          <draw:text-box>
            <text:p><text:span text:style-name="T1">Do </text:span><text:span text:style-name="T1">somethin</text:span><text:span text:style-name="T1">g</text:span></text:p>
          </draw:text-box>
        </draw:frame>
        <draw:frame draw:style-name="gr12" draw:text-style-name="P7" draw:layer="layout" svg:width="1cm" svg:height="1cm" svg:x="17cm" svg:y="18cm">
          <draw:text-box>
            <text:p text:style-name="P6">0</text:p>
          </draw:text-box>
        </draw:frame>
        <draw:line draw:style-name="gr10" draw:text-style-name="P4" draw:layer="layout" svg:x1="14.1cm" svg:y1="18.9cm" svg:x2="14.9cm" svg:y2="18.1cm">
          <text:p/>
        </draw:line>
        <draw:line draw:style-name="gr10" draw:text-style-name="P4" draw:layer="layout" svg:x1="16.1cm" svg:y1="18.9cm" svg:x2="16.9cm" svg:y2="18.1cm">
          <text:p/>
        </draw:line>
        <draw:line draw:style-name="gr10" draw:text-style-name="P4" draw:layer="layout" svg:x1="17.1cm" svg:y1="18.9cm" svg:x2="17.9cm" svg:y2="18.1cm">
          <text:p/>
        </draw:line>
        <draw:line draw:style-name="gr11" draw:text-style-name="P4" draw:layer="layout" svg:x1="13cm" svg:y1="23cm" svg:x2="20cm" svg:y2="23cm">
          <text:p/>
        </draw:line>
        <draw:line draw:style-name="gr11" draw:text-style-name="P4" draw:layer="layout" svg:x1="19cm" svg:y1="17cm" svg:x2="19cm" svg:y2="24cm">
          <text:p/>
        </draw:line>
        <draw:frame draw:style-name="gr12" draw:text-style-name="P7" draw:layer="layout" svg:width="1cm" svg:height="1cm" svg:x="18cm" svg:y="17cm">
          <draw:text-box>
            <text:p text:style-name="P6">4</text:p>
          </draw:text-box>
        </draw:frame>
        <draw:frame draw:style-name="gr12" draw:text-style-name="P7" draw:layer="layout" svg:width="1cm" svg:height="1cm" svg:x="13cm" svg:y="22cm">
          <draw:text-box>
            <text:p text:style-name="P6">4</text:p>
          </draw:text-box>
        </draw:frame>
        <draw:frame draw:style-name="gr12" draw:text-style-name="P7" draw:layer="layout" svg:width="1cm" svg:height="1cm" svg:x="18cm" svg:y="18cm">
          <draw:text-box>
            <text:p text:style-name="P6">0</text:p>
          </draw:text-box>
        </draw:frame>
        <draw:frame draw:style-name="gr12" draw:text-style-name="P7" draw:layer="layout" svg:width="1cm" svg:height="1cm" svg:x="18cm" svg:y="19cm">
          <draw:text-box>
            <text:p text:style-name="P6">0</text:p>
          </draw:text-box>
        </draw:frame>
        <draw:frame draw:style-name="gr12" draw:text-style-name="P7" draw:layer="layout" svg:width="1cm" svg:height="1cm" svg:x="18cm" svg:y="21cm">
          <draw:text-box>
            <text:p text:style-name="P6">0</text:p>
          </draw:text-box>
        </draw:frame>
        <draw:frame draw:style-name="gr12" draw:text-style-name="P7" draw:layer="layout" svg:width="1cm" svg:height="1cm" svg:x="18cm" svg:y="22cm">
          <draw:text-box>
            <text:p text:style-name="P6">0</text:p>
          </draw:text-box>
        </draw:frame>
        <draw:frame draw:style-name="gr12" draw:text-style-name="P7" draw:layer="layout" svg:width="1cm" svg:height="1cm" svg:x="17cm" svg:y="21cm">
          <draw:text-box>
            <text:p text:style-name="P6">0</text:p>
          </draw:text-box>
        </draw:frame>
        <draw:frame draw:style-name="gr12" draw:text-style-name="P7" draw:layer="layout" svg:width="1cm" svg:height="1cm" svg:x="17cm" svg:y="22cm">
          <draw:text-box>
            <text:p text:style-name="P6">0</text:p>
          </draw:text-box>
        </draw:frame>
        <draw:frame draw:style-name="gr12" draw:text-style-name="P7" draw:layer="layout" svg:width="1cm" svg:height="1cm" svg:x="16cm" svg:y="22cm">
          <draw:text-box>
            <text:p text:style-name="P6">0</text:p>
          </draw:text-box>
        </draw:frame>
        <draw:frame draw:style-name="gr12" draw:text-style-name="P7" draw:layer="layout" svg:width="1cm" svg:height="1cm" svg:x="15cm" svg:y="22cm">
          <draw:text-box>
            <text:p text:style-name="P6">0</text:p>
          </draw:text-box>
        </draw:frame>
        <draw:frame draw:style-name="gr12" draw:text-style-name="P7" draw:layer="layout" svg:width="1cm" svg:height="1cm" svg:x="14cm" svg:y="21cm">
          <draw:text-box>
            <text:p text:style-name="P6">0</text:p>
          </draw:text-box>
        </draw:frame>
        <draw:frame draw:style-name="gr12" draw:text-style-name="P7" draw:layer="layout" svg:width="1cm" svg:height="1cm" svg:x="14cm" svg:y="22cm">
          <draw:text-box>
            <text:p text:style-name="P6">0</text:p>
          </draw:text-box>
        </draw:frame>
        <draw:line draw:style-name="gr10" draw:text-style-name="P4" draw:layer="layout" svg:x1="18.1cm" svg:y1="19.9cm" svg:x2="18.9cm" svg:y2="19.1cm">
          <text:p/>
        </draw:line>
        <draw:line draw:style-name="gr10" draw:text-style-name="P4" draw:layer="layout" svg:x1="18.1cm" svg:y1="21.9cm" svg:x2="18.9cm" svg:y2="21.1cm">
          <text:p/>
        </draw:line>
        <draw:line draw:style-name="gr10" draw:text-style-name="P4" draw:layer="layout" svg:x1="18.1cm" svg:y1="22.9cm" svg:x2="18.9cm" svg:y2="22.1cm">
          <text:p/>
        </draw:line>
        <draw:line draw:style-name="gr10" draw:text-style-name="P4" draw:layer="layout" svg:x1="14.1cm" svg:y1="22.9cm" svg:x2="14.9cm" svg:y2="22.1cm">
          <text:p/>
        </draw:line>
        <draw:line draw:style-name="gr29" draw:text-style-name="P4" draw:layer="layout" svg:x1="11.2cm" svg:y1="11.9cm" svg:x2="12.7cm" svg:y2="9.9cm">
          <text:p/>
        </draw:line>
        <draw:connector draw:style-name="gr30" draw:text-style-name="P4" draw:layer="layout" draw:type="curve" draw:line-skew="-0.306cm" svg:x1="12.439cm" svg:y1="7.439cm" svg:x2="14.561cm" svg:y2="7.439cm" draw:start-shape="id5" draw:start-glue-point="5" draw:end-shape="id5" draw:end-glue-point="11" svg:d="M12439 7439c0-1890 2122-1890 2122 0" svg:viewBox="0 0 2123 1418">
          <text:p/>
        </draw:connector>
        <draw:frame draw:style-name="gr26" draw:text-style-name="P10" draw:layer="layout" svg:width="1.243cm" svg:height="0.962cm" svg:x="12.9cm" svg:y="5.9cm">
          <draw:text-box>
            <text:p>T2</text:p>
          </draw:text-box>
        </draw:frame>
        <draw:line draw:style-name="gr10" draw:text-style-name="P4" draw:layer="layout" svg:x1="15.1cm" svg:y1="22.9cm" svg:x2="15.9cm" svg:y2="22.1cm">
          <text:p/>
        </draw:line>
        <draw:line draw:style-name="gr10" draw:text-style-name="P4" draw:layer="layout" svg:x1="16.1cm" svg:y1="22.9cm" svg:x2="16.9cm" svg:y2="22.1cm">
          <text:p/>
        </draw:line>
        <draw:line draw:style-name="gr10" draw:text-style-name="P4" draw:layer="layout" svg:x1="17.1cm" svg:y1="22.9cm" svg:x2="17.9cm" svg:y2="22.1cm">
          <text:p/>
        </draw:line>
        <draw:frame draw:style-name="gr31" draw:text-style-name="P11" draw:layer="layout" svg:width="6cm" svg:height="2.471cm" svg:x="6cm" svg:y="18cm">
          <draw:text-box>
            <text:p><text:span text:style-name="T2">Note</text:span><text:span text:style-name="T1">: </text:span><text:span text:style-name="T1">Transacti</text:span><text:span text:style-name="T1">ons are </text:span><text:span text:style-name="T1">numbered </text:span><text:span text:style-name="T1">from 1...N, </text:span><text:span text:style-name="T1">as 0 is the </text:span><text:span text:style-name="T1">„no </text:span><text:span text:style-name="T1">transactio</text:span><text:span text:style-name="T1">n mark“</text:span></text:p>
          </draw:text-box>
        </draw:frame>
      </draw:page>
      <draw:page draw:name="page4" draw:style-name="dp1" draw:master-page-name="Standard">
        <draw:custom-shape draw:style-name="gr32" draw:text-style-name="P6" xml:id="id16" draw:id="id16" draw:layer="layout" svg:width="1cm" svg:height="1cm" svg:x="3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xml:id="id18" draw:id="id18" draw:layer="layout" svg:width="1cm" svg:height="1cm" svg:x="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xml:id="id17" draw:id="id17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6" draw:text-style-name="P10" draw:layer="layout" svg:width="1.912cm" svg:height="0.962cm" svg:x="3.588cm" svg:y="1cm">
          <draw:text-box>
            <text:p>Sync</text:p>
          </draw:text-box>
        </draw:frame>
        <draw:custom-shape draw:style-name="gr34" draw:text-style-name="P6" xml:id="id13" draw:id="id13" draw:layer="layout" svg:width="1cm" svg:height="1cm" svg:x="7cm" svg:y="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6" xml:id="id14" draw:id="id14" draw:layer="layout" svg:width="1cm" svg:height="1cm" svg:x="9cm" svg:y="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6" xml:id="id15" draw:id="id15" draw:layer="layout" svg:width="1cm" svg:height="1cm" svg:x="8cm" svg:y="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0" draw:layer="layout" svg:width="3.563cm" svg:height="0.962cm" svg:x="6.7cm" svg:y="1cm">
          <draw:text-box>
            <text:p>Subroutine</text:p>
          </draw:text-box>
        </draw:frame>
        <draw:custom-shape draw:style-name="gr34" draw:text-style-name="P6" xml:id="id10" draw:id="id10" draw:layer="layout" svg:width="1cm" svg:height="1cm" svg:x="11cm" svg:y="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6" xml:id="id12" draw:id="id12" draw:layer="layout" svg:width="1cm" svg:height="1cm" svg:x="11cm" svg:y="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6" xml:id="id11" draw:id="id11" draw:layer="layout" svg:width="1cm" svg:height="1cm" svg:x="13cm" svg:y="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5" draw:text-style-name="P4" draw:layer="layout" draw:type="line" svg:x1="12cm" svg:y1="2.5cm" svg:x2="13cm" svg:y2="3.5cm" draw:start-shape="id10" draw:start-glue-point="7" draw:end-shape="id11" draw:end-glue-point="5" svg:d="M12000 2500l1000 1000" svg:viewBox="0 0 1001 1001">
          <text:p/>
        </draw:connector>
        <draw:connector draw:style-name="gr36" draw:text-style-name="P4" draw:layer="layout" draw:type="line" svg:x1="12cm" svg:y1="4.5cm" svg:x2="13cm" svg:y2="3.5cm" draw:start-shape="id12" draw:start-glue-point="7" draw:end-shape="id11" draw:end-glue-point="5" svg:d="M12000 4500l1000-1000" svg:viewBox="0 0 1001 1001">
          <text:p/>
        </draw:connector>
        <draw:frame draw:style-name="gr26" draw:text-style-name="P10" draw:layer="layout" svg:width="1.662cm" svg:height="0.962cm" svg:x="11.588cm" svg:y="1cm">
          <draw:text-box>
            <text:p>Join</text:p>
          </draw:text-box>
        </draw:frame>
        <draw:connector draw:style-name="gr37" draw:text-style-name="P4" draw:layer="layout" draw:line-skew="1.001cm -0.402cm" svg:x1="7cm" svg:y1="2.5cm" svg:x2="7.5cm" svg:y2="3cm" draw:start-shape="id13" draw:start-glue-point="5" draw:end-shape="id13" draw:end-glue-point="6" svg:d="M7000 2500h500v600-100" svg:viewBox="0 0 501 601">
          <text:p/>
        </draw:connector>
        <draw:connector draw:style-name="gr38" draw:text-style-name="P4" draw:layer="layout" draw:line-skew="-0.702cm -1.002cm" svg:x1="9.5cm" svg:y1="3cm" svg:x2="10cm" svg:y2="2.5cm" draw:start-shape="id14" draw:start-glue-point="6" draw:end-shape="id14" draw:end-glue-point="7" svg:d="M9500 3000v-200-300h500" svg:viewBox="0 0 501 501">
          <text:p/>
        </draw:connector>
        <draw:connector draw:style-name="gr39" draw:text-style-name="P4" draw:layer="layout" svg:x1="7.5cm" svg:y1="3cm" svg:x2="8cm" svg:y2="4.5cm" draw:start-shape="id13" draw:start-glue-point="6" draw:end-shape="id15" draw:end-glue-point="5" svg:d="M7500 3000v1500h500" svg:viewBox="0 0 501 1501">
          <text:p/>
        </draw:connector>
        <draw:connector draw:style-name="gr40" draw:text-style-name="P4" draw:layer="layout" svg:x1="9cm" svg:y1="4.5cm" svg:x2="9.5cm" svg:y2="3cm" draw:start-shape="id15" draw:start-glue-point="7" draw:end-shape="id14" draw:end-glue-point="6" svg:d="M9000 4500h500v-1500" svg:viewBox="0 0 501 1501">
          <text:p/>
        </draw:connector>
        <draw:connector draw:style-name="gr41" draw:text-style-name="P4" draw:layer="layout" draw:type="line" svg:x1="13cm" svg:y1="3.5cm" svg:x2="14cm" svg:y2="3.5cm" draw:start-shape="id11" draw:start-glue-point="5" draw:end-shape="id11" draw:end-glue-point="7" svg:d="M13000 3500h1000" svg:viewBox="0 0 1001 1">
          <text:p/>
        </draw:connector>
        <draw:connector draw:style-name="gr42" draw:text-style-name="P4" draw:layer="layout" draw:type="line" svg:x1="11cm" svg:y1="2.5cm" svg:x2="12cm" svg:y2="2.5cm" draw:start-shape="id10" draw:start-glue-point="5" draw:end-shape="id10" draw:end-glue-point="7" svg:d="M11000 2500h1000" svg:viewBox="0 0 1001 1">
          <text:p/>
        </draw:connector>
        <draw:connector draw:style-name="gr43" draw:text-style-name="P4" draw:layer="layout" draw:type="line" svg:x1="11cm" svg:y1="4.5cm" svg:x2="12cm" svg:y2="4.5cm" draw:start-shape="id12" draw:start-glue-point="5" draw:end-shape="id12" draw:end-glue-point="7" svg:d="M11000 4500h1000" svg:viewBox="0 0 1001 1">
          <text:p/>
        </draw:connector>
        <draw:connector draw:style-name="gr44" draw:text-style-name="P4" draw:layer="layout" draw:type="curve" draw:line-skew="0.922cm" svg:x1="3cm" svg:y1="2.5cm" svg:x2="4.146cm" svg:y2="3.146cm" draw:start-shape="id16" draw:start-glue-point="3" draw:end-shape="id17" draw:end-glue-point="5" svg:d="M3000 2500c631 0 59 646 1146 646" svg:viewBox="0 0 1147 647">
          <text:p/>
        </draw:connector>
        <draw:connector draw:style-name="gr44" draw:text-style-name="P4" draw:layer="layout" draw:type="curve" draw:line-skew="-1.12cm" svg:x1="4.854cm" svg:y1="3.146cm" svg:x2="6cm" svg:y2="2.5cm" draw:start-shape="id17" draw:start-glue-point="11" draw:end-shape="id18" draw:end-glue-point="1" svg:d="M4854 3146c792 0 219-646 1146-646" svg:viewBox="0 0 1147 647">
          <text:p/>
        </draw:connector>
        <draw:custom-shape draw:style-name="gr32" draw:text-style-name="P6" xml:id="id19" draw:id="id19" draw:layer="layout" svg:width="1cm" svg:height="1cm" svg:x="3cm" svg:y="4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xml:id="id20" draw:id="id20" draw:layer="layout" svg:width="1cm" svg:height="1cm" svg:x="5.019cm" svg:y="4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" draw:layer="layout" draw:type="curve" draw:line-skew="1.005cm" svg:x1="3cm" svg:y1="4.5cm" svg:x2="4.165cm" svg:y2="3.855cm" draw:start-shape="id19" draw:start-glue-point="1" svg:d="M3000 4500c756 0 174-645 1165-645" svg:viewBox="0 0 1166 646">
          <text:p/>
        </draw:connector>
        <draw:connector draw:style-name="gr44" draw:text-style-name="P4" draw:layer="layout" draw:type="curve" draw:line-skew="-1.198cm" svg:x1="4.873cm" svg:y1="3.855cm" svg:x2="6.019cm" svg:y2="4.5cm" draw:end-shape="id20" draw:end-glue-point="3" svg:d="M4873 3855c675 0 102 645 1146 645" svg:viewBox="0 0 1147 646">
          <text:p/>
        </draw:connector>
        <draw:custom-shape draw:style-name="gr34" draw:text-style-name="P6" draw:layer="layout" svg:width="1cm" svg:height="1cm" svg:x="3cm" svg:y="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0" draw:layer="layout" svg:width="2.005cm" svg:height="0.962cm" svg:x="2.5cm" svg:y="6.038cm">
          <draw:text-box>
            <text:p>Word</text:p>
          </draw:text-box>
        </draw:frame>
        <draw:custom-shape draw:style-name="gr45" draw:text-style-name="P6" xml:id="id21" draw:id="id21" draw:layer="layout" svg:width="1cm" svg:height="1cm" svg:x="7cm" svg:y="7cm">
          <text:p text:style-name="P6">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0" draw:layer="layout" svg:width="4.587cm" svg:height="0.962cm" svg:x="5.2cm" svg:y="6.038cm">
          <draw:text-box>
            <text:p>State-Machine</text:p>
          </draw:text-box>
        </draw:frame>
        <draw:custom-shape draw:style-name="gr46" draw:text-style-name="P6" xml:id="id22" draw:id="id22" draw:layer="layout" svg:width="1cm" svg:height="1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4" draw:layer="layout" draw:type="curve" draw:line-skew="-2.44cm" svg:x1="7.5cm" svg:y1="8cm" svg:x2="7cm" svg:y2="9.5cm" draw:start-shape="id21" draw:start-glue-point="6" draw:end-shape="id22" draw:end-glue-point="6" svg:d="M7500 8000c0 93-501 77-814 429s-437 1071 314 1071" svg:viewBox="0 0 1060 1501">
          <text:p/>
        </draw:connector>
        <draw:connector draw:style-name="gr48" draw:text-style-name="P4" draw:layer="layout" draw:type="curve" draw:line-skew="0cm -2.39cm" svg:x1="8cm" svg:y1="9.5cm" svg:x2="7.5cm" svg:y2="8cm" draw:start-shape="id22" draw:start-glue-point="10" draw:end-shape="id21" draw:end-glue-point="6" svg:d="M8000 9500c753 0 628-694 315-1027s-815-305-815-473" svg:viewBox="0 0 1061 1501">
          <text:p/>
        </draw:connector>
        <draw:custom-shape draw:style-name="gr34" draw:text-style-name="P6" draw:layer="layout" svg:width="1cm" svg:height="1cm" svg:x="11cm" svg:y="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0" draw:layer="layout" svg:width="3.283cm" svg:height="0.962cm" svg:x="9.801cm" svg:y="6.038cm">
          <draw:text-box>
            <text:p>Terminate</text:p>
          </draw:text-box>
        </draw:frame>
        <draw:line draw:style-name="gr49" draw:text-style-name="P4" draw:layer="layout" svg:x1="11cm" svg:y1="7.5cm" svg:x2="11.5cm" svg:y2="7.5cm">
          <text:p/>
        </draw:line>
        <draw:line draw:style-name="gr49" draw:text-style-name="P4" draw:layer="layout" svg:x1="11.5cm" svg:y1="7.1cm" svg:x2="11.5cm" svg:y2="7.9cm">
          <text:p/>
        </draw:line>
        <draw:custom-shape draw:style-name="gr34" draw:text-style-name="P6" xml:id="id23" draw:id="id23" draw:layer="layout" svg:width="1cm" svg:height="1cm" svg:x="15.001cm" svg:y="7.0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0" xml:id="id24" draw:id="id24" draw:layer="layout" svg:width="3cm" svg:height="0.962cm" svg:x="14.002cm" svg:y="6.039cm">
          <draw:text-box>
            <text:p>Suspend</text:p>
          </draw:text-box>
        </draw:frame>
        <draw:connector draw:style-name="gr50" draw:text-style-name="P4" draw:layer="layout" draw:line-skew="1.798cm -1.003cm" svg:x1="15.001cm" svg:y1="7.501cm" svg:x2="15.502cm" svg:y2="7.001cm" draw:start-shape="id23" draw:start-glue-point="5" draw:end-shape="id24" draw:end-glue-point="2" svg:d="M15001 7501h299v-1h202v-499" svg:viewBox="0 0 502 501">
          <text:p/>
        </draw:connector>
        <draw:connector draw:style-name="gr51" draw:text-style-name="P4" xml:id="id25" draw:id="id25" draw:layer="layout" svg:x1="16.001cm" svg:y1="7.501cm" svg:x2="16.001cm" svg:y2="7.501cm" draw:start-shape="id23" draw:end-shape="id23" draw:end-glue-point="7" svg:d="M16001 7501z" svg:viewBox="0 0 1 1">
          <text:p/>
        </draw:connector>
        <draw:connector draw:style-name="gr52" draw:text-style-name="P4" draw:layer="layout" draw:line-skew="1.2cm 1cm" svg:x1="15.001cm" svg:y1="7.501cm" svg:x2="16.001cm" svg:y2="7.501cm" draw:start-shape="id23" draw:end-shape="id25" draw:end-glue-point="0" svg:d="M15001 7501h699v-1h301v1" svg:viewBox="0 0 1001 2">
          <text:p/>
        </draw:connector>
        <draw:custom-shape draw:style-name="gr53" draw:text-style-name="P6" xml:id="id26" draw:id="id26" draw:layer="layout" svg:width="1cm" svg:height="1cm" svg:x="15cm" svg:y="9cm">
          <text:p text:style-name="P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4" draw:layer="layout" draw:type="line" svg:x1="15.5cm" svg:y1="9cm" svg:x2="15.501cm" svg:y2="8.001cm" draw:start-shape="id26" draw:start-glue-point="4" draw:end-shape="id23" draw:end-glue-point="6" svg:d="M15500 9000l1-999" svg:viewBox="0 0 2 1000">
          <text:p/>
        </draw:connector>
      </draw:page>
      <draw:page draw:name="page5" draw:style-name="dp1" draw:master-page-name="Standard">
        <draw:frame draw:style-name="gr55" draw:text-style-name="P10" draw:layer="layout" svg:width="7cm" svg:height="0.962cm" svg:x="1cm" svg:y="1cm">
          <draw:text-box>
            <text:p>Scheduler-Stateflow</text:p>
          </draw:text-box>
        </draw:frame>
        <draw:custom-shape draw:style-name="gr19" draw:text-style-name="P9" draw:layer="layout" svg:width="3cm" svg:height="3cm" svg:x="8cm" svg:y="5cm">
          <text:p text:style-name="P6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1.277cm" svg:height="0.962cm" svg:x="9.3cm" svg:y="7.038cm">
          <draw:text-box>
            <text:p>S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" draw:display-name="Linienspitzen 3" svg:viewBox="0 0 20 20" svg:d="M0 20l10-20 10 20z"/>
    <draw:marker draw:name="Linienspitzen_20_30" draw:display-name="Linienspitzen 30" svg:viewBox="0 0 20 20" svg:d="M0 20l10-20 10 20z"/>
    <draw:marker draw:name="Linienspitzen_20_31" draw:display-name="Linienspitzen 31" svg:viewBox="0 0 20 20" svg:d="M0 20l10-20 10 20z"/>
    <draw:marker draw:name="Linienspitzen_20_32" draw:display-name="Linienspitzen 32" svg:viewBox="0 0 20 20" svg:d="M0 20l10-20 10 20z"/>
    <draw:marker draw:name="Linienspitzen_20_33" draw:display-name="Linienspitzen 3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mo" fo:font-family="Arimo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nny Schneider</meta:initial-creator>
    <meta:creation-date>2020-08-22T16:16:15.041308215</meta:creation-date>
    <dc:date>2021-03-07T20:02:16.581780928</dc:date>
    <dc:creator>Danny Schneider</dc:creator>
    <meta:editing-duration>PT1H16M8S</meta:editing-duration>
    <meta:editing-cycles>9</meta:editing-cycles>
    <meta:generator>LibreOffice/7.0.4.2$Linux_X86_64 LibreOffice_project/00$Build-2</meta:generator>
    <meta:document-statistic meta:object-count="227"/>
  </office:meta>
</office:document-meta>
</file>